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I tried several time to figure out how local and remote repository work.</text:p>
      <text:p text:style-name="P1">Why I take this much time to pull and push</text:p>
      <text:p text:style-name="P1">Still I am far bac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113.4</meta:generator>
  </office:meta>
</office:document-meta>
</file>